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10.403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10.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49cm"/>
    </style:style>
    <style:style style:name="co9" style:family="table-column">
      <style:table-column-properties fo:break-before="auto" style:column-width="10.806cm"/>
    </style:style>
    <style:style style:name="ro1" style:family="table-row">
      <style:table-row-properties style:row-height="1.60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ecíveis 0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>
            <text:p>Inv.</text:p>
          </table:table-cell>
          <table:table-cell table:style-name="ce6" office:value-type="string" calcext:value-type="string">
            <text:p>SAP</text:p>
          </table:table-cell>
          <table:table-cell table:style-name="ce1" office:value-type="string" calcext:value-type="string">
            <text:p>EAN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ntagem</text:p>
          </table:table-cell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2643004" calcext:value-type="float">
            <text:p>10000002643004</text:p>
          </table:table-cell>
          <table:table-cell table:style-name="ce2" office:value-type="float" office:value="7896216100534" calcext:value-type="float">
            <text:p>7896216100534</text:p>
          </table:table-cell>
          <table:table-cell table:style-name="ce2" office:value-type="string" calcext:value-type="string">
            <text:p>CAPELETTI CARNE MEZZANI 400G</text:p>
          </table:table-cell>
          <table:table-cell table:style-name="ce11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1388001" calcext:value-type="float">
            <text:p>10000001388001</text:p>
          </table:table-cell>
          <table:table-cell table:style-name="ce1" office:value-type="float" office:value="7896228100393" calcext:value-type="float">
            <text:p>7896228100393</text:p>
          </table:table-cell>
          <table:table-cell table:style-name="ce1" office:value-type="string" calcext:value-type="string">
            <text:p>CAPELETTI FGO MASSA LEVE 400G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8262001" calcext:value-type="float">
            <text:p>10000008262001</text:p>
          </table:table-cell>
          <table:table-cell table:style-name="ce2" office:value-type="float" office:value="7896183202200" calcext:value-type="float">
            <text:p>7896183202200</text:p>
          </table:table-cell>
          <table:table-cell table:style-name="ce2" office:value-type="string" calcext:value-type="string">
            <text:p>CR RICOTA QUATA 150G</text:p>
          </table:table-cell>
          <table:table-cell table:style-name="ce11" office:value-type="float" office:value="3" calcext:value-type="float">
            <text:p>3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5885001" calcext:value-type="float">
            <text:p>10000005885001</text:p>
          </table:table-cell>
          <table:table-cell table:style-name="ce1" office:value-type="float" office:value="7896331100136" calcext:value-type="float">
            <text:p>7896331100136</text:p>
          </table:table-cell>
          <table:table-cell table:style-name="ce1" office:value-type="string" calcext:value-type="string">
            <text:p>MANT AVIACAO S SAL 200G</text:p>
          </table:table-cell>
          <table:table-cell table:style-name="ce14" office:value-type="float" office:value="4" calcext:value-type="float">
            <text:p>4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1369001" calcext:value-type="float">
            <text:p>10000001369001</text:p>
          </table:table-cell>
          <table:table-cell table:style-name="ce2" office:value-type="float" office:value="7892999861204" calcext:value-type="float">
            <text:p>7892999861204</text:p>
          </table:table-cell>
          <table:table-cell table:style-name="ce2" office:value-type="string" calcext:value-type="string">
            <text:p>MANT MARG LECO S SAL 200G</text:p>
          </table:table-cell>
          <table:table-cell table:style-name="ce11" office:value-type="float" office:value="5" calcext:value-type="float">
            <text:p>5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7247001" calcext:value-type="float">
            <text:p>10000007247001</text:p>
          </table:table-cell>
          <table:table-cell table:style-name="ce1" office:value-type="float" office:value="7891025114291" calcext:value-type="float">
            <text:p>7891025114291</text:p>
          </table:table-cell>
          <table:table-cell table:style-name="ce1" office:value-type="string" calcext:value-type="string">
            <text:p>MANT PAULISTA S SAL 200G</text:p>
          </table:table-cell>
          <table:table-cell table:style-name="ce14" office:value-type="float" office:value="6" calcext:value-type="float">
            <text:p>6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1370002" calcext:value-type="float">
            <text:p>10000001370002</text:p>
          </table:table-cell>
          <table:table-cell table:style-name="ce2" office:value-type="float" office:value="7893000383005" calcext:value-type="float">
            <text:p>7893000383005</text:p>
          </table:table-cell>
          <table:table-cell table:style-name="ce2" office:value-type="string" calcext:value-type="string">
            <text:p>MARG CREM QUALY S SAL 500G</text:p>
          </table:table-cell>
          <table:table-cell table:style-name="ce11" office:value-type="float" office:value="7" calcext:value-type="float">
            <text:p>7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6602002" calcext:value-type="float">
            <text:p>10000006602002</text:p>
          </table:table-cell>
          <table:table-cell table:style-name="ce1" office:value-type="float" office:value="7894904571970" calcext:value-type="float">
            <text:p>7894904571970</text:p>
          </table:table-cell>
          <table:table-cell table:style-name="ce1" office:value-type="string" calcext:value-type="string">
            <text:p>MARG DORIANA LIGHT SS 500G</text:p>
          </table:table-cell>
          <table:table-cell table:style-name="ce14" office:value-type="float" office:value="8" calcext:value-type="float">
            <text:p>8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6614002" calcext:value-type="float">
            <text:p>10000006614002</text:p>
          </table:table-cell>
          <table:table-cell table:style-name="ce2" office:value-type="float" office:value="7894904571963" calcext:value-type="float">
            <text:p>7894904571963</text:p>
          </table:table-cell>
          <table:table-cell table:style-name="ce2" office:value-type="string" calcext:value-type="string">
            <text:p>MARG SS DORIANA 500G</text:p>
          </table:table-cell>
          <table:table-cell table:style-name="ce11" office:value-type="float" office:value="9" calcext:value-type="float">
            <text:p>9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1390002" calcext:value-type="float">
            <text:p>10000001390002</text:p>
          </table:table-cell>
          <table:table-cell table:style-name="ce1" office:value-type="float" office:value="7896228101178" calcext:value-type="float">
            <text:p>7896228101178</text:p>
          </table:table-cell>
          <table:table-cell table:style-name="ce1" office:value-type="string" calcext:value-type="string">
            <text:p>MASSA PIZZA FRIG INT MASSA LEVE 250G</text:p>
          </table:table-cell>
          <table:table-cell table:style-name="ce14" office:value-type="float" office:value="10" calcext:value-type="float">
            <text:p>10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2110001" calcext:value-type="float">
            <text:p>10000002110001</text:p>
          </table:table-cell>
          <table:table-cell table:style-name="ce2" office:value-type="float" office:value="7898337980262" calcext:value-type="float">
            <text:p>7898337980262</text:p>
          </table:table-cell>
          <table:table-cell table:style-name="ce2" office:value-type="string" calcext:value-type="string">
            <text:p>PAO ALHO PICANTE BAGUETE ZINHO 300G</text:p>
          </table:table-cell>
          <table:table-cell table:style-name="ce11" office:value-type="float" office:value="11" calcext:value-type="float">
            <text:p>11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6632002" calcext:value-type="float">
            <text:p>10000006632002</text:p>
          </table:table-cell>
          <table:table-cell table:style-name="ce1" office:value-type="float" office:value="7898955096062" calcext:value-type="float">
            <text:p>7898955096062</text:p>
          </table:table-cell>
          <table:table-cell table:style-name="ce1" office:value-type="string" calcext:value-type="string">
            <text:p>PATE ERVAS FINAS CIA ANTEPASTO 150G</text:p>
          </table:table-cell>
          <table:table-cell table:style-name="ce14" office:value-type="float" office:value="12" calcext:value-type="float">
            <text:p>12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2042001" calcext:value-type="float">
            <text:p>10000002042001</text:p>
          </table:table-cell>
          <table:table-cell table:style-name="ce2" office:value-type="float" office:value="7891143017443" calcext:value-type="float">
            <text:p>7891143017443</text:p>
          </table:table-cell>
          <table:table-cell table:style-name="ce2" office:value-type="string" calcext:value-type="string">
            <text:p>QJO FUND TRAD LIGHT POLENGHI 68G</text:p>
          </table:table-cell>
          <table:table-cell table:style-name="ce11" office:value-type="float" office:value="13" calcext:value-type="float">
            <text:p>13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float" office:value="10000001346001" calcext:value-type="float">
            <text:p>10000001346001</text:p>
          </table:table-cell>
          <table:table-cell table:style-name="ce1" office:value-type="float" office:value="7896183202149" calcext:value-type="float">
            <text:p>7896183202149</text:p>
          </table:table-cell>
          <table:table-cell table:style-name="ce1" office:value-type="string" calcext:value-type="string">
            <text:p>QJO MINAS FRES LIGHT QUATA PT 500G</text:p>
          </table:table-cell>
          <table:table-cell table:style-name="ce14" office:value-type="float" office:value="14" calcext:value-type="float">
            <text:p>14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9323001" calcext:value-type="float">
            <text:p>10000009323001</text:p>
          </table:table-cell>
          <table:table-cell table:style-name="ce2" office:value-type="float" office:value="7891143005891" calcext:value-type="float">
            <text:p>7891143005891</text:p>
          </table:table-cell>
          <table:table-cell table:style-name="ce2" office:value-type="string" calcext:value-type="string">
            <text:p>QJO MUSS SANDWICHIN POLE 144G</text:p>
          </table:table-cell>
          <table:table-cell table:style-name="ce11" office:value-type="float" office:value="15" calcext:value-type="float">
            <text:p>15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7947001" calcext:value-type="float">
            <text:p>10000007947001</text:p>
          </table:table-cell>
          <table:table-cell table:style-name="ce1" office:value-type="float" office:value="100001" calcext:value-type="float">
            <text:p>100001</text:p>
          </table:table-cell>
          <table:table-cell table:style-name="ce1" office:value-type="string" calcext:value-type="string">
            <text:p>QJO PRATO FAT POLENGHI</text:p>
          </table:table-cell>
          <table:table-cell table:style-name="ce14" office:value-type="float" office:value="16" calcext:value-type="float">
            <text:p>16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9323003" calcext:value-type="float">
            <text:p>10000009323003</text:p>
          </table:table-cell>
          <table:table-cell table:style-name="ce2" office:value-type="float" office:value="7891143011090" calcext:value-type="float">
            <text:p>7891143011090</text:p>
          </table:table-cell>
          <table:table-cell table:style-name="ce2" office:value-type="string" calcext:value-type="string">
            <text:p>QJO PRATO LIGHT SANDWICHIN POLE 144G</text:p>
          </table:table-cell>
          <table:table-cell table:style-name="ce11" office:value-type="float" office:value="17" calcext:value-type="float">
            <text:p>17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2643001" calcext:value-type="float">
            <text:p>10000002643001</text:p>
          </table:table-cell>
          <table:table-cell table:style-name="ce1" office:value-type="float" office:value="7896216100527" calcext:value-type="float">
            <text:p>7896216100527</text:p>
          </table:table-cell>
          <table:table-cell table:style-name="ce1" office:value-type="string" calcext:value-type="string">
            <text:p>RAVIOLI 4 QJO MEZZANI 400G</text:p>
          </table:table-cell>
          <table:table-cell table:style-name="ce14" office:value-type="float" office:value="18" calcext:value-type="float">
            <text:p>18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6772001" calcext:value-type="float">
            <text:p>10000006772001</text:p>
          </table:table-cell>
          <table:table-cell table:style-name="ce2" office:value-type="float" office:value="7896353301092" calcext:value-type="float">
            <text:p>7896353301092</text:p>
          </table:table-cell>
          <table:table-cell table:style-name="ce2" office:value-type="string" calcext:value-type="string">
            <text:p>REQ CREM LIGHT CATUPIRY 500G</text:p>
          </table:table-cell>
          <table:table-cell table:style-name="ce11" office:value-type="float" office:value="19" calcext:value-type="float">
            <text:p>19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6547002" calcext:value-type="float">
            <text:p>10000006547002</text:p>
          </table:table-cell>
          <table:table-cell table:style-name="ce1" office:value-type="float" office:value="7891025116790" calcext:value-type="float">
            <text:p>7891025116790</text:p>
          </table:table-cell>
          <table:table-cell table:style-name="ce1" office:value-type="string" calcext:value-type="string">
            <text:p>REQ CREM LIGHT DANONE 200G</text:p>
          </table:table-cell>
          <table:table-cell table:style-name="ce14" office:value-type="float" office:value="20" calcext:value-type="float">
            <text:p>20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5891002" calcext:value-type="float">
            <text:p>10000005891002</text:p>
          </table:table-cell>
          <table:table-cell table:style-name="ce2" office:value-type="float" office:value="7896868300122" calcext:value-type="float">
            <text:p>7896868300122</text:p>
          </table:table-cell>
          <table:table-cell table:style-name="ce2" office:value-type="string" calcext:value-type="string">
            <text:p>RONDELE MISTO BUONA 500G</text:p>
          </table:table-cell>
          <table:table-cell table:style-name="ce11" office:value-type="float" office:value="21" calcext:value-type="float">
            <text:p>21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2133002" calcext:value-type="float">
            <text:p>10000002133002</text:p>
          </table:table-cell>
          <table:table-cell table:style-name="ce1" office:value-type="float" office:value="7891515549527" calcext:value-type="float">
            <text:p>7891515549527</text:p>
          </table:table-cell>
          <table:table-cell table:style-name="ce1" office:value-type="string" calcext:value-type="string">
            <text:p>SALAME PIMENT DOC SWEET CHILLI SADIA 36G</text:p>
          </table:table-cell>
          <table:table-cell table:style-name="ce14" office:value-type="float" office:value="22" calcext:value-type="float">
            <text:p>22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00002133003" calcext:value-type="float">
            <text:p>10000002133003</text:p>
          </table:table-cell>
          <table:table-cell table:style-name="ce2" office:value-type="float" office:value="7891515479541" calcext:value-type="float">
            <text:p>7891515479541</text:p>
          </table:table-cell>
          <table:table-cell table:style-name="ce2" office:value-type="string" calcext:value-type="string">
            <text:p>SALAME SNACK LIMAO SADIA 36G</text:p>
          </table:table-cell>
          <table:table-cell table:style-name="ce11" office:value-type="float" office:value="23" calcext:value-type="float">
            <text:p>23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0000002133001" calcext:value-type="float">
            <text:p>10000002133001</text:p>
          </table:table-cell>
          <table:table-cell table:style-name="ce1" office:value-type="float" office:value="7891515479558" calcext:value-type="float">
            <text:p>7891515479558</text:p>
          </table:table-cell>
          <table:table-cell table:style-name="ce1" office:value-type="string" calcext:value-type="string">
            <text:p>SALAME SNACK PEPERONI SADIA 36G</text:p>
          </table:table-cell>
          <table:table-cell table:style-name="ce14" office:value-type="float" office:value="24" calcext:value-type="float">
            <text:p>24</text:p>
          </table:table-cell>
          <table:table-cell table:style-name="ce1"/>
          <table:table-cell table:style-name="ce4" table:number-columns-repeated="16378"/>
        </table:table-row>
        <table:table-row table:style-name="ro1" table:number-rows-repeated="4">
          <table:table-cell table:style-name="ce4" table:number-columns-repeated="16384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erecíveis 0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>
            <text:p>Inv.</text:p>
          </table:table-cell>
          <table:table-cell table:style-name="ce6" office:value-type="string" calcext:value-type="string">
            <text:p>SAP</text:p>
          </table:table-cell>
          <table:table-cell table:style-name="ce1" office:value-type="string" calcext:value-type="string">
            <text:p>EAN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ntagem</text:p>
          </table:table-cell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575003" calcext:value-type="float">
            <text:p>10000002575003</text:p>
          </table:table-cell>
          <table:table-cell table:style-name="ce2" office:value-type="float" office:value="7891097102936" calcext:value-type="float">
            <text:p>7891097102936</text:p>
          </table:table-cell>
          <table:table-cell table:style-name="ce2" office:value-type="string" calcext:value-type="string">
            <text:p>IOG LIQ DESN JABUTICABA BATAVO 170G</text:p>
          </table:table-cell>
          <table:table-cell table:style-name="ce11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2575004" calcext:value-type="float">
            <text:p>10000002575004</text:p>
          </table:table-cell>
          <table:table-cell table:style-name="ce1" office:value-type="float" office:value="7891097102851" calcext:value-type="float">
            <text:p>7891097102851</text:p>
          </table:table-cell>
          <table:table-cell table:style-name="ce1" office:value-type="string" calcext:value-type="string">
            <text:p>IOG LIQ DESN MORANGO 170G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1755005" calcext:value-type="float">
            <text:p>10000001755005</text:p>
          </table:table-cell>
          <table:table-cell table:style-name="ce2" office:value-type="float" office:value="7891097101533" calcext:value-type="float">
            <text:p>7891097101533</text:p>
          </table:table-cell>
          <table:table-cell table:style-name="ce2" office:value-type="string" calcext:value-type="string">
            <text:p>IOG NAT INT BATAVO 170G</text:p>
          </table:table-cell>
          <table:table-cell table:style-name="ce11" office:value-type="float" office:value="3" calcext:value-type="float">
            <text:p>3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1450001" calcext:value-type="float">
            <text:p>10000001450001</text:p>
          </table:table-cell>
          <table:table-cell table:style-name="ce1" office:value-type="float" office:value="7891097010828" calcext:value-type="float">
            <text:p>7891097010828</text:p>
          </table:table-cell>
          <table:table-cell table:style-name="ce1" office:value-type="string" calcext:value-type="string">
            <text:p>IOG PED FRU COCO BATAVO 500G</text:p>
          </table:table-cell>
          <table:table-cell table:style-name="ce14" office:value-type="float" office:value="4" calcext:value-type="float">
            <text:p>4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1755001" calcext:value-type="float">
            <text:p>10000001755001</text:p>
          </table:table-cell>
          <table:table-cell table:style-name="ce2" office:value-type="float" office:value="7891097000201" calcext:value-type="float">
            <text:p>7891097000201</text:p>
          </table:table-cell>
          <table:table-cell table:style-name="ce2" office:value-type="string" calcext:value-type="string">
            <text:p>IOG POLPA AMEIXA BATAVO 170G</text:p>
          </table:table-cell>
          <table:table-cell table:style-name="ce11" office:value-type="float" office:value="5" calcext:value-type="float">
            <text:p>5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1755003" calcext:value-type="float">
            <text:p>10000001755003</text:p>
          </table:table-cell>
          <table:table-cell table:style-name="ce1" office:value-type="float" office:value="7891097000195" calcext:value-type="float">
            <text:p>7891097000195</text:p>
          </table:table-cell>
          <table:table-cell table:style-name="ce1" office:value-type="string" calcext:value-type="string">
            <text:p>IOG POLPA LAR CEN MEL BATAVO 170G</text:p>
          </table:table-cell>
          <table:table-cell table:style-name="ce14" office:value-type="float" office:value="6" calcext:value-type="float">
            <text:p>6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621004" calcext:value-type="float">
            <text:p>10000002621004</text:p>
          </table:table-cell>
          <table:table-cell table:style-name="ce2" office:value-type="float" office:value="7896862000202" calcext:value-type="float">
            <text:p>7896862000202</text:p>
          </table:table-cell>
          <table:table-cell table:style-name="ce2" office:value-type="string" calcext:value-type="string">
            <text:p>IOG LIQ AMEIXA FRUTAP 900G</text:p>
          </table:table-cell>
          <table:table-cell table:style-name="ce11" office:value-type="float" office:value="7" calcext:value-type="float">
            <text:p>7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2621003" calcext:value-type="float">
            <text:p>10000002621003</text:p>
          </table:table-cell>
          <table:table-cell table:style-name="ce1" office:value-type="float" office:value="7896862002497" calcext:value-type="float">
            <text:p>7896862002497</text:p>
          </table:table-cell>
          <table:table-cell table:style-name="ce1" office:value-type="string" calcext:value-type="string">
            <text:p>IOG LIQ COCO C ABACAXI FRUTAP 900G</text:p>
          </table:table-cell>
          <table:table-cell table:style-name="ce14" office:value-type="float" office:value="8" calcext:value-type="float">
            <text:p>8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397002" calcext:value-type="float">
            <text:p>10000002397002</text:p>
          </table:table-cell>
          <table:table-cell table:style-name="ce2" office:value-type="float" office:value="7896862002152" calcext:value-type="float">
            <text:p>7896862002152</text:p>
          </table:table-cell>
          <table:table-cell table:style-name="ce2" office:value-type="string" calcext:value-type="string">
            <text:p>LEITE FERM LARANJ FRUTAP GF 850G</text:p>
          </table:table-cell>
          <table:table-cell table:style-name="ce11" office:value-type="float" office:value="9" calcext:value-type="float">
            <text:p>9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2610002" calcext:value-type="float">
            <text:p>10000002610002</text:p>
          </table:table-cell>
          <table:table-cell table:style-name="ce1" office:value-type="float" office:value="7898016050187" calcext:value-type="float">
            <text:p>7898016050187</text:p>
          </table:table-cell>
          <table:table-cell table:style-name="ce1" office:value-type="string" calcext:value-type="string">
            <text:p>BEB LAC FERM POLPA COCO JAMAVA 900G</text:p>
          </table:table-cell>
          <table:table-cell table:style-name="ce14" office:value-type="float" office:value="10" calcext:value-type="float">
            <text:p>10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612003" calcext:value-type="float">
            <text:p>10000002612003</text:p>
          </table:table-cell>
          <table:table-cell table:style-name="ce2" office:value-type="float" office:value="7898016050941" calcext:value-type="float">
            <text:p>7898016050941</text:p>
          </table:table-cell>
          <table:table-cell table:style-name="ce2" office:value-type="string" calcext:value-type="string">
            <text:p>BEB LAC FERM POLPA SAL FRUT JAMAVA 160G</text:p>
          </table:table-cell>
          <table:table-cell table:style-name="ce11" office:value-type="float" office:value="11" calcext:value-type="float">
            <text:p>11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1812003" calcext:value-type="float">
            <text:p>10000001812003</text:p>
          </table:table-cell>
          <table:table-cell table:style-name="ce1" office:value-type="float" office:value="7891000072998" calcext:value-type="float">
            <text:p>7891000072998</text:p>
          </table:table-cell>
          <table:table-cell table:style-name="ce1" office:value-type="string" calcext:value-type="string">
            <text:p>IOG NAT CEN LAR NESTLE 170G</text:p>
          </table:table-cell>
          <table:table-cell table:style-name="ce14" office:value-type="float" office:value="12" calcext:value-type="float">
            <text:p>12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597001" calcext:value-type="float">
            <text:p>10000002597001</text:p>
          </table:table-cell>
          <table:table-cell table:style-name="ce2" office:value-type="float" office:value="7891025121206" calcext:value-type="float">
            <text:p>7891025121206</text:p>
          </table:table-cell>
          <table:table-cell table:style-name="ce2" office:value-type="string" calcext:value-type="string">
            <text:p>IOG DESN ZERO LAC S ACUCAR PAULISTA 150G</text:p>
          </table:table-cell>
          <table:table-cell table:style-name="ce11" office:value-type="float" office:value="13" calcext:value-type="float">
            <text:p>13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7326003" calcext:value-type="float">
            <text:p>10000007326003</text:p>
          </table:table-cell>
          <table:table-cell table:style-name="ce1" office:value-type="float" office:value="7891025121121" calcext:value-type="float">
            <text:p>7891025121121</text:p>
          </table:table-cell>
          <table:table-cell table:style-name="ce1" office:value-type="string" calcext:value-type="string">
            <text:p>IOG INT FRUT E FRUT VERM PAULISTA 510G</text:p>
          </table:table-cell>
          <table:table-cell table:style-name="ce14" office:value-type="float" office:value="14" calcext:value-type="float">
            <text:p>14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597004" calcext:value-type="float">
            <text:p>10000002597004</text:p>
          </table:table-cell>
          <table:table-cell table:style-name="ce2" office:value-type="float" office:value="7891025121220" calcext:value-type="float">
            <text:p>7891025121220</text:p>
          </table:table-cell>
          <table:table-cell table:style-name="ce2" office:value-type="string" calcext:value-type="string">
            <text:p>IOG INT LAR CEN E MEL PAULISTA 150G</text:p>
          </table:table-cell>
          <table:table-cell table:style-name="ce11" office:value-type="float" office:value="15" calcext:value-type="float">
            <text:p>15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7326002" calcext:value-type="float">
            <text:p>10000007326002</text:p>
          </table:table-cell>
          <table:table-cell table:style-name="ce1" office:value-type="float" office:value="7891025121107" calcext:value-type="float">
            <text:p>7891025121107</text:p>
          </table:table-cell>
          <table:table-cell table:style-name="ce1" office:value-type="string" calcext:value-type="string">
            <text:p>IOG INT MORG COCO PAULISTA 510G</text:p>
          </table:table-cell>
          <table:table-cell table:style-name="ce14" office:value-type="float" office:value="16" calcext:value-type="float">
            <text:p>16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8922002" calcext:value-type="float">
            <text:p>10000008922002</text:p>
          </table:table-cell>
          <table:table-cell table:style-name="ce2" office:value-type="float" office:value="7898205923643" calcext:value-type="float">
            <text:p>7898205923643</text:p>
          </table:table-cell>
          <table:table-cell table:style-name="ce2" office:value-type="string" calcext:value-type="string">
            <text:p>IOG NAT S LACT LACFREE 500G</text:p>
          </table:table-cell>
          <table:table-cell table:style-name="ce11" office:value-type="float" office:value="17" calcext:value-type="float">
            <text:p>17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51233002" calcext:value-type="float">
            <text:p>10000051233002</text:p>
          </table:table-cell>
          <table:table-cell table:style-name="ce1" office:value-type="float" office:value="7891025121145" calcext:value-type="float">
            <text:p>7891025121145</text:p>
          </table:table-cell>
          <table:table-cell table:style-name="ce1" office:value-type="string" calcext:value-type="string">
            <text:p>IOG PARC DESN MIX DE FRUTA PAULISTA 170G</text:p>
          </table:table-cell>
          <table:table-cell table:style-name="ce14" office:value-type="float" office:value="18" calcext:value-type="float">
            <text:p>18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6737006" calcext:value-type="float">
            <text:p>10000006737006</text:p>
          </table:table-cell>
          <table:table-cell table:style-name="ce2" office:value-type="float" office:value="7891025113485" calcext:value-type="float">
            <text:p>7891025113485</text:p>
          </table:table-cell>
          <table:table-cell table:style-name="ce2" office:value-type="string" calcext:value-type="string">
            <text:p>IOG GREGO 70% CACAU 100G</text:p>
          </table:table-cell>
          <table:table-cell table:style-name="ce11" office:value-type="float" office:value="19" calcext:value-type="float">
            <text:p>19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2027008" calcext:value-type="float">
            <text:p>10000002027008</text:p>
          </table:table-cell>
          <table:table-cell table:style-name="ce1" office:value-type="float" office:value="7891999011398" calcext:value-type="float">
            <text:p>7891999011398</text:p>
          </table:table-cell>
          <table:table-cell table:style-name="ce1" office:value-type="string" calcext:value-type="string">
            <text:p>IOG GREGO BLUEBERRY VIGOR 100G</text:p>
          </table:table-cell>
          <table:table-cell table:style-name="ce14" office:value-type="float" office:value="20" calcext:value-type="float">
            <text:p>20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027003" calcext:value-type="float">
            <text:p>10000002027003</text:p>
          </table:table-cell>
          <table:table-cell table:style-name="ce2" office:value-type="float" office:value="7891999003690" calcext:value-type="float">
            <text:p>7891999003690</text:p>
          </table:table-cell>
          <table:table-cell table:style-name="ce2" office:value-type="string" calcext:value-type="string">
            <text:p>IOG GREGO FR AMARELAS VIGOR 100G</text:p>
          </table:table-cell>
          <table:table-cell table:style-name="ce11" office:value-type="float" office:value="21" calcext:value-type="float">
            <text:p>21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2027002" calcext:value-type="float">
            <text:p>10000002027002</text:p>
          </table:table-cell>
          <table:table-cell table:style-name="ce1" office:value-type="float" office:value="7891999003683" calcext:value-type="float">
            <text:p>7891999003683</text:p>
          </table:table-cell>
          <table:table-cell table:style-name="ce1" office:value-type="string" calcext:value-type="string">
            <text:p>IOG GREGO FR VERM VIGOR 100G</text:p>
          </table:table-cell>
          <table:table-cell table:style-name="ce14" office:value-type="float" office:value="22" calcext:value-type="float">
            <text:p>22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2027004" calcext:value-type="float">
            <text:p>10000002027004</text:p>
          </table:table-cell>
          <table:table-cell table:style-name="ce2" office:value-type="float" office:value="7891999003706" calcext:value-type="float">
            <text:p>7891999003706</text:p>
          </table:table-cell>
          <table:table-cell table:style-name="ce2" office:value-type="string" calcext:value-type="string">
            <text:p>IOG GREGO ZERO MORG VIGOR 100G</text:p>
          </table:table-cell>
          <table:table-cell table:style-name="ce11" office:value-type="float" office:value="23" calcext:value-type="float">
            <text:p>23</text:p>
          </table:table-cell>
          <table:table-cell table:style-name="ce2"/>
          <table:table-cell table:style-name="ce4"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0000001452002" calcext:value-type="float">
            <text:p>10000001452002</text:p>
          </table:table-cell>
          <table:table-cell table:style-name="ce1" office:value-type="float" office:value="7891999471208" calcext:value-type="float">
            <text:p>7891999471208</text:p>
          </table:table-cell>
          <table:table-cell table:style-name="ce1" office:value-type="string" calcext:value-type="string">
            <text:p>IOG MORG SUCRILHOS VIGOR 165G</text:p>
          </table:table-cell>
          <table:table-cell table:style-name="ce14" office:value-type="float" office:value="24" calcext:value-type="float">
            <text:p>24</text:p>
          </table:table-cell>
          <table:table-cell table:style-name="ce1"/>
          <table:table-cell table:style-name="ce4" table:number-columns-repeated="1637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00007958002" calcext:value-type="float">
            <text:p>10000007958002</text:p>
          </table:table-cell>
          <table:table-cell table:style-name="ce2" office:value-type="float" office:value="7891156011018" calcext:value-type="float">
            <text:p>7891156011018</text:p>
          </table:table-cell>
          <table:table-cell table:style-name="ce2" office:value-type="string" calcext:value-type="string">
            <text:p>SUPLE ALIM HILINE YAKULT 100ML</text:p>
          </table:table-cell>
          <table:table-cell table:style-name="ce11" office:value-type="float" office:value="25" calcext:value-type="float">
            <text:p>25</text:p>
          </table:table-cell>
          <table:table-cell table:style-name="ce2"/>
          <table:table-cell table:style-name="ce4" table:number-columns-repeated="16378"/>
        </table:table-row>
        <table:table-row table:style-name="ro1" table:number-rows-repeated="3">
          <table:table-cell table:style-name="ce4" table:number-columns-repeated="16384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erecíveis 03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9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1" office:value-type="string" calcext:value-type="string">
            <text:p>Inv.</text:p>
          </table:table-cell>
          <table:table-cell table:style-name="ce6" office:value-type="string" calcext:value-type="string">
            <text:p>SAP</text:p>
          </table:table-cell>
          <table:table-cell table:style-name="ce1" office:value-type="string" calcext:value-type="string">
            <text:p>EAN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ntagem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737004" calcext:value-type="float">
            <text:p>10000006737004</text:p>
          </table:table-cell>
          <table:table-cell table:style-name="ce2" office:value-type="float" office:value="7891025115946" calcext:value-type="float">
            <text:p>7891025115946</text:p>
          </table:table-cell>
          <table:table-cell table:style-name="ce2" office:value-type="string" calcext:value-type="string">
            <text:p>IOG GREGO ABACAXI LIMAO DANONE 100G</text:p>
          </table:table-cell>
          <table:table-cell table:style-name="ce11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6737003" calcext:value-type="float">
            <text:p>10000006737003</text:p>
          </table:table-cell>
          <table:table-cell table:style-name="ce1" office:value-type="float" office:value="7891025115939" calcext:value-type="float">
            <text:p>7891025115939</text:p>
          </table:table-cell>
          <table:table-cell table:style-name="ce1" office:value-type="string" calcext:value-type="string">
            <text:p>IOG GREGO BLUEBERRY DANONE 100G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737005" calcext:value-type="float">
            <text:p>10000006737005</text:p>
          </table:table-cell>
          <table:table-cell table:style-name="ce2" office:value-type="float" office:value="7891025106838" calcext:value-type="float">
            <text:p>7891025106838</text:p>
          </table:table-cell>
          <table:table-cell table:style-name="ce2" office:value-type="string" calcext:value-type="string">
            <text:p>IOG GREGO FRUT VERM DANONE 100G</text:p>
          </table:table-cell>
          <table:table-cell table:style-name="ce11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8207001" calcext:value-type="float">
            <text:p>10000008207001</text:p>
          </table:table-cell>
          <table:table-cell table:style-name="ce1" office:value-type="float" office:value="7891025118473" calcext:value-type="float">
            <text:p>7891025118473</text:p>
          </table:table-cell>
          <table:table-cell table:style-name="ce1" office:value-type="string" calcext:value-type="string">
            <text:p>IOG GREGO LIGHT ORIG MARAC DANONE 800G</text:p>
          </table:table-cell>
          <table:table-cell table:style-name="ce14" office:value-type="float" office:value="4" calcext:value-type="float">
            <text:p>4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737002" calcext:value-type="float">
            <text:p>10000006737002</text:p>
          </table:table-cell>
          <table:table-cell table:style-name="ce2" office:value-type="float" office:value="7891025106845" calcext:value-type="float">
            <text:p>7891025106845</text:p>
          </table:table-cell>
          <table:table-cell table:style-name="ce2" office:value-type="string" calcext:value-type="string">
            <text:p>IOG GREGO TRAD DANONE 100G</text:p>
          </table:table-cell>
          <table:table-cell table:style-name="ce11"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6649001" calcext:value-type="float">
            <text:p>10000006649001</text:p>
          </table:table-cell>
          <table:table-cell table:style-name="ce1" office:value-type="float" office:value="7891025107255" calcext:value-type="float">
            <text:p>7891025107255</text:p>
          </table:table-cell>
          <table:table-cell table:style-name="ce1" office:value-type="string" calcext:value-type="string">
            <text:p>IOG LIQ BAN MACA DANONINHO 100G</text:p>
          </table:table-cell>
          <table:table-cell table:style-name="ce14" office:value-type="float" office:value="6" calcext:value-type="float">
            <text:p>6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7350003" calcext:value-type="float">
            <text:p>10000007350003</text:p>
          </table:table-cell>
          <table:table-cell table:style-name="ce2" office:value-type="float" office:value="7891025121909" calcext:value-type="float">
            <text:p>7891025121909</text:p>
          </table:table-cell>
          <table:table-cell table:style-name="ce2" office:value-type="string" calcext:value-type="string">
            <text:p>IOG LIQ COCO DANONE 1250G</text:p>
          </table:table-cell>
          <table:table-cell table:style-name="ce11"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7350001" calcext:value-type="float">
            <text:p>10000007350001</text:p>
          </table:table-cell>
          <table:table-cell table:style-name="ce1" office:value-type="float" office:value="7891025121916" calcext:value-type="float">
            <text:p>7891025121916</text:p>
          </table:table-cell>
          <table:table-cell table:style-name="ce1" office:value-type="string" calcext:value-type="string">
            <text:p>IOG LIQ VIT FRUTAS DANONE 1250G</text:p>
          </table:table-cell>
          <table:table-cell table:style-name="ce14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621001" calcext:value-type="float">
            <text:p>10000006621001</text:p>
          </table:table-cell>
          <table:table-cell table:style-name="ce2" office:value-type="float" office:value="7891025101161" calcext:value-type="float">
            <text:p>7891025101161</text:p>
          </table:table-cell>
          <table:table-cell table:style-name="ce2" office:value-type="string" calcext:value-type="string">
            <text:p>IOG LIQ VIT FRUTAS DANONE 170G</text:p>
          </table:table-cell>
          <table:table-cell table:style-name="ce11"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6493001" calcext:value-type="float">
            <text:p>10000006493001</text:p>
          </table:table-cell>
          <table:table-cell table:style-name="ce1" office:value-type="float" office:value="7891025102502" calcext:value-type="float">
            <text:p>7891025102502</text:p>
          </table:table-cell>
          <table:table-cell table:style-name="ce1" office:value-type="string" calcext:value-type="string">
            <text:p>IOG VITAMINA DANONE 900G</text:p>
          </table:table-cell>
          <table:table-cell table:style-name="ce14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8320004" calcext:value-type="float">
            <text:p>10000008320004</text:p>
          </table:table-cell>
          <table:table-cell table:style-name="ce2" office:value-type="float" office:value="7898205924220" calcext:value-type="float">
            <text:p>7898205924220</text:p>
          </table:table-cell>
          <table:table-cell table:style-name="ce2" office:value-type="string" calcext:value-type="string">
            <text:p>IOG WHEY MORG 14G VERDE CAMPO 250G</text:p>
          </table:table-cell>
          <table:table-cell table:style-name="ce11"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2418003" calcext:value-type="float">
            <text:p>10000002418003</text:p>
          </table:table-cell>
          <table:table-cell table:style-name="ce1" office:value-type="float" office:value="7891025115335" calcext:value-type="float">
            <text:p>7891025115335</text:p>
          </table:table-cell>
          <table:table-cell table:style-name="ce1" office:value-type="string" calcext:value-type="string">
            <text:p>IOG YOPRO 15G COCO CREM DANONE 160G</text:p>
          </table:table-cell>
          <table:table-cell table:style-name="ce14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2418002" calcext:value-type="float">
            <text:p>10000002418002</text:p>
          </table:table-cell>
          <table:table-cell table:style-name="ce2" office:value-type="float" office:value="7891025115311" calcext:value-type="float">
            <text:p>7891025115311</text:p>
          </table:table-cell>
          <table:table-cell table:style-name="ce2" office:value-type="string" calcext:value-type="string">
            <text:p>IOG YOPRO 15G MORANGO DANONE 160G</text:p>
          </table:table-cell>
          <table:table-cell table:style-name="ce11"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7271002" calcext:value-type="float">
            <text:p>10000007271002</text:p>
          </table:table-cell>
          <table:table-cell table:style-name="ce1" office:value-type="float" office:value="7891025120285" calcext:value-type="float">
            <text:p>7891025120285</text:p>
          </table:table-cell>
          <table:table-cell table:style-name="ce1" office:value-type="string" calcext:value-type="string">
            <text:p>LEITE FERM ACTIMEL LARANJA ACEROLA 100G</text:p>
          </table:table-cell>
          <table:table-cell table:style-name="ce14" office:value-type="float" office:value="14" calcext:value-type="float">
            <text:p>14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8170001" calcext:value-type="float">
            <text:p>10000008170001</text:p>
          </table:table-cell>
          <table:table-cell table:style-name="ce2" office:value-type="float" office:value="7891025105220" calcext:value-type="float">
            <text:p>7891025105220</text:p>
          </table:table-cell>
          <table:table-cell table:style-name="ce2" office:value-type="string" calcext:value-type="string">
            <text:p>LEITE FERM ACTIMEL MORANG 600G</text:p>
          </table:table-cell>
          <table:table-cell table:style-name="ce11"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8983003" calcext:value-type="float">
            <text:p>10000008983003</text:p>
          </table:table-cell>
          <table:table-cell table:style-name="ce1" office:value-type="float" office:value="7891025114666" calcext:value-type="float">
            <text:p>7891025114666</text:p>
          </table:table-cell>
          <table:table-cell table:style-name="ce1" office:value-type="string" calcext:value-type="string">
            <text:p>LEITE FERM FRAMB E HIBISCO ACTIVIA 100G</text:p>
          </table:table-cell>
          <table:table-cell table:style-name="ce14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8432002" calcext:value-type="float">
            <text:p>10000008432002</text:p>
          </table:table-cell>
          <table:table-cell table:style-name="ce2" office:value-type="float" office:value="7891025117742" calcext:value-type="float">
            <text:p>7891025117742</text:p>
          </table:table-cell>
          <table:table-cell table:style-name="ce2" office:value-type="string" calcext:value-type="string">
            <text:p>LEITE FERM LINHACA MORG ACTIVIA 170G</text:p>
          </table:table-cell>
          <table:table-cell table:style-name="ce11"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6977001" calcext:value-type="float">
            <text:p>10000006977001</text:p>
          </table:table-cell>
          <table:table-cell table:style-name="ce1" office:value-type="float" office:value="7891025112914" calcext:value-type="float">
            <text:p>7891025112914</text:p>
          </table:table-cell>
          <table:table-cell table:style-name="ce1" office:value-type="string" calcext:value-type="string">
            <text:p>LEITE FERM MORG ACTIVIA 1000G</text:p>
          </table:table-cell>
          <table:table-cell table:style-name="ce14" office:value-type="float" office:value="18" calcext:value-type="float">
            <text:p>18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808001" calcext:value-type="float">
            <text:p>10000006808001</text:p>
          </table:table-cell>
          <table:table-cell table:style-name="ce2" office:value-type="float" office:value="7891025109631" calcext:value-type="float">
            <text:p>7891025109631</text:p>
          </table:table-cell>
          <table:table-cell table:style-name="ce2" office:value-type="string" calcext:value-type="string">
            <text:p>LEITE FERM MORG ACTIVIA 1250G</text:p>
          </table:table-cell>
          <table:table-cell table:style-name="ce11"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6813002" calcext:value-type="float">
            <text:p>10000006813002</text:p>
          </table:table-cell>
          <table:table-cell table:style-name="ce1" office:value-type="float" office:value="7891025109396" calcext:value-type="float">
            <text:p>7891025109396</text:p>
          </table:table-cell>
          <table:table-cell table:style-name="ce1" office:value-type="string" calcext:value-type="string">
            <text:p>LEITE FERM MORG ACTIVIA 170G</text:p>
          </table:table-cell>
          <table:table-cell table:style-name="ce14" office:value-type="float" office:value="20" calcext:value-type="float">
            <text:p>20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267001" calcext:value-type="float">
            <text:p>10000006267001</text:p>
          </table:table-cell>
          <table:table-cell table:style-name="ce2" office:value-type="float" office:value="7891025103073" calcext:value-type="float">
            <text:p>7891025103073</text:p>
          </table:table-cell>
          <table:table-cell table:style-name="ce2" office:value-type="string" calcext:value-type="string">
            <text:p>LEITE FERM MORG ACTIVIA 800G</text:p>
          </table:table-cell>
          <table:table-cell table:style-name="ce11"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7199002" calcext:value-type="float">
            <text:p>10000007199002</text:p>
          </table:table-cell>
          <table:table-cell table:style-name="ce1" office:value-type="float" office:value="7891025116592" calcext:value-type="float">
            <text:p>7891025116592</text:p>
          </table:table-cell>
          <table:table-cell table:style-name="ce1" office:value-type="string" calcext:value-type="string">
            <text:p>LEITE FERM MORG ZERO ACTIVI 1000G</text:p>
          </table:table-cell>
          <table:table-cell table:style-name="ce14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7194001" calcext:value-type="float">
            <text:p>10000007194001</text:p>
          </table:table-cell>
          <table:table-cell table:style-name="ce2" office:value-type="float" office:value="7891025117162" calcext:value-type="float">
            <text:p>7891025117162</text:p>
          </table:table-cell>
          <table:table-cell table:style-name="ce2" office:value-type="string" calcext:value-type="string">
            <text:p>LEITE FERM MORG ZERO ACTIVI 170G</text:p>
          </table:table-cell>
          <table:table-cell table:style-name="ce11"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8432001" calcext:value-type="float">
            <text:p>10000008432001</text:p>
          </table:table-cell>
          <table:table-cell table:style-name="ce1" office:value-type="float" office:value="7891025117773" calcext:value-type="float">
            <text:p>7891025117773</text:p>
          </table:table-cell>
          <table:table-cell table:style-name="ce1" office:value-type="string" calcext:value-type="string">
            <text:p>LEITE FERM QUINOA FR VERM ACTIVIA 170G</text:p>
          </table:table-cell>
          <table:table-cell table:style-name="ce14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866001" calcext:value-type="float">
            <text:p>10000006866001</text:p>
          </table:table-cell>
          <table:table-cell table:style-name="ce2" office:value-type="float" office:value="7891025116691" calcext:value-type="float">
            <text:p>7891025116691</text:p>
          </table:table-cell>
          <table:table-cell table:style-name="ce2" office:value-type="string" calcext:value-type="string">
            <text:p>PETIT SUISSE MACA P LEVAR DANONINHO 70G</text:p>
          </table:table-cell>
          <table:table-cell table:style-name="ce11"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6827001" calcext:value-type="float">
            <text:p>10000006827001</text:p>
          </table:table-cell>
          <table:table-cell table:style-name="ce1" office:value-type="float" office:value="7891025109938" calcext:value-type="float">
            <text:p>7891025109938</text:p>
          </table:table-cell>
          <table:table-cell table:style-name="ce1" office:value-type="string" calcext:value-type="string">
            <text:p>PETIT SUISSE MORG BAN DANONINHO 480G</text:p>
          </table:table-cell>
          <table:table-cell table:style-name="ce14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10000006820002" calcext:value-type="float">
            <text:p>10000006820002</text:p>
          </table:table-cell>
          <table:table-cell table:style-name="ce2" office:value-type="float" office:value="7891025109884" calcext:value-type="float">
            <text:p>7891025109884</text:p>
          </table:table-cell>
          <table:table-cell table:style-name="ce2" office:value-type="string" calcext:value-type="string">
            <text:p>PETIT SUISSE MORG MAM BAN DANONINHO 320G</text:p>
          </table:table-cell>
          <table:table-cell table:style-name="ce11"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float" office:value="10000006371001" calcext:value-type="float">
            <text:p>10000006371001</text:p>
          </table:table-cell>
          <table:table-cell table:style-name="ce1" office:value-type="float" office:value="7891025200680" calcext:value-type="float">
            <text:p>7891025200680</text:p>
          </table:table-cell>
          <table:table-cell table:style-name="ce1" office:value-type="string" calcext:value-type="string">
            <text:p>SOBR CREM CHOC BCO DANETTE 360G</text:p>
          </table:table-cell>
          <table:table-cell table:style-name="ce14" office:value-type="float" office:value="28" calcext:value-type="float">
            <text:p>28</text:p>
          </table:table-cell>
          <table:table-cell table:style-name="ce1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Perecíveis 01'.A1:'Perecíveis 01'.E25">
          <table:sort>
            <table:sort-by table:field-number="4" table:data-type="automatic"/>
          </table:sort>
        </table:database-range>
        <table:database-range table:name="__Anonymous_Sheet_DB__1" table:target-range-address="'Perecíveis 02'.A1:'Perecíveis 02'.E26">
          <table:sort>
            <table:sort-by table:field-number="4" table:data-type="automatic"/>
          </table:sort>
        </table:database-range>
        <table:database-range table:name="__Anonymous_Sheet_DB__2" table:target-range-address="'Perecíveis 03'.A1:'Perecíveis 03'.E2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scale-to="5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3T07:15:08.446000000</meta:creation-date>
    <dc:date>2022-11-22T07:56:49.550000000</dc:date>
    <meta:editing-duration>PT52M43S</meta:editing-duration>
    <meta:editing-cycles>6</meta:editing-cycles>
    <meta:generator>LibreOffice/7.4.0.3$Windows_X86_64 LibreOffice_project/f85e47c08ddd19c015c0114a68350214f7066f5a</meta:generator>
    <meta:document-statistic meta:table-count="3" meta:cell-count="403" meta:object-count="0"/>
  </office:meta>
</office:document-meta>
</file>